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3.429cm" svg:x="4.048cm" svg:y="3.159cm">
          <text:p text:style-name="P1">Daylog file 1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1" draw:layer="layout" svg:width="2.921cm" svg:height="3.175cm" svg:x="5.064cm" svg:y="9.509cm">
          <text:p text:style-name="P1">Daylog<text:line-break/>Objec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54cm" svg:height="3.302cm" svg:x="1.127cm" svg:y="11.287cm">
          <text:p text:style-name="P1">Pos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54cm" svg:height="3.302cm" svg:x="3.921cm" svg:y="14.462cm">
          <text:p text:style-name="P1">Pos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54cm" svg:height="3.302cm" svg:x="7.477cm" svg:y="14.462cm">
          <text:p text:style-name="P1">Pos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921cm" svg:height="3.175cm" svg:x="13.7cm" svg:y="8.874cm">
          <text:p text:style-name="P1">Daylog<text:line-break/>Objec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54cm" svg:height="3.302cm" svg:x="13.446cm" svg:y="13.7cm">
          <text:p text:style-name="P1">Pos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2.54cm" svg:height="3.302cm" svg:x="17.002cm" svg:y="13.7cm">
          <text:p text:style-name="P1">Post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1" draw:layer="layout" svg:width="5.715cm" svg:height="3.048cm" svg:x="13.954cm" svg:y="3.159cm">
          <text:p text:style-name="P1">Daylog file 2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1" draw:layer="layout" svg:x1="6.969cm" svg:y1="6.334cm" svg:x2="6.461cm" svg:y2="9.89cm">
          <text:p/>
        </draw:line>
        <draw:line draw:style-name="gr2" draw:text-style-name="P1" draw:layer="layout" svg:x1="5.064cm" svg:y1="11.16cm" svg:x2="3.032cm" svg:y2="13.192cm">
          <text:p/>
        </draw:line>
        <draw:line draw:style-name="gr2" draw:text-style-name="P1" draw:layer="layout" svg:x1="6.588cm" svg:y1="12.684cm" svg:x2="5.064cm" svg:y2="14.462cm">
          <text:p/>
        </draw:line>
        <draw:line draw:style-name="gr2" draw:text-style-name="P1" draw:layer="layout" svg:x1="6.715cm" svg:y1="12.684cm" svg:x2="8.874cm" svg:y2="14.462cm">
          <text:p/>
        </draw:line>
        <draw:line draw:style-name="gr2" draw:text-style-name="P1" draw:layer="layout" svg:x1="16.748cm" svg:y1="6.207cm" svg:x2="15.097cm" svg:y2="9.128cm">
          <text:p/>
        </draw:line>
        <draw:line draw:style-name="gr2" draw:text-style-name="P1" draw:layer="layout" svg:x1="15.351cm" svg:y1="12.049cm" svg:x2="14.589cm" svg:y2="13.827cm">
          <text:p/>
        </draw:line>
        <draw:line draw:style-name="gr2" draw:text-style-name="P1" draw:layer="layout" svg:x1="15.224cm" svg:y1="11.922cm" svg:x2="18.399cm" svg:y2="13.8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ius Šukys</meta:initial-creator>
    <meta:creation-date>2014-09-09T12:11:58</meta:creation-date>
    <dc:date>2014-09-09T12:15:30</dc:date>
    <dc:creator>Paulius Šukys</dc:creator>
    <meta:editing-duration>P0D</meta:editing-duration>
    <meta:editing-cycles>1</meta:editing-cycles>
    <meta:document-statistic meta:object-count="16"/>
    <meta:generator>LibreOffice/3.5$Linux_X86_64 LibreOffice_project/350m1$Build-2</meta:generator>
  </office:meta>
</office:document-meta>
</file>